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3000000140240C11BA.png" manifest:media-type="image/png"/>
  <manifest:file-entry manifest:full-path="Pictures/100000010000013A00000076BB8FAD76.png" manifest:media-type="image/png"/>
  <manifest:file-entry manifest:full-path="Pictures/10000001000000EF0000007A4CAE27B4.png" manifest:media-type="image/png"/>
  <manifest:file-entry manifest:full-path="Pictures/100000010000009F000000738C766CCE.png" manifest:media-type="image/png"/>
  <manifest:file-entry manifest:full-path="Pictures/100000010000009A000000E1D41C4FF6.png" manifest:media-type="image/png"/>
  <manifest:file-entry manifest:full-path="Pictures/10000001000000EC0000007444090494.png" manifest:media-type="image/png"/>
  <manifest:file-entry manifest:full-path="Pictures/10000001000000F30000007907839471.png" manifest:media-type="image/png"/>
  <manifest:file-entry manifest:full-path="Pictures/10000001000000EE0000007D4C50737B.png" manifest:media-type="image/png"/>
  <manifest:file-entry manifest:full-path="Pictures/1000000100000135000000B20B288795.png" manifest:media-type="image/png"/>
  <manifest:file-entry manifest:full-path="Pictures/10000001000002790000012B8D2718F2.png" manifest:media-type="image/png"/>
  <manifest:file-entry manifest:full-path="Pictures/10000001000001D700000034785637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dp1" style:family="drawing-page">
      <style:drawing-page-properties draw:fill="solid" draw:fill-color="#1b1b1b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dcdcdc" draw:marker-end="" draw:marker-end-width="0.3cm" draw:fill="none" draw:textarea-vertical-align="middle" loext:decorative="false"/>
    </style:style>
    <style:style style:name="gr3" style:family="graphic" style:parent-style-name="objectwithoutfill">
      <style:graphic-properties svg:stroke-width="0.159cm" svg:stroke-color="#00a39c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 loext:decorative="false"/>
    </style:style>
    <style:style style:name="gr5" style:family="graphic" style:parent-style-name="objectwithoutfill">
      <style:graphic-properties svg:stroke-color="#dcdcdc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dcdcdc" draw:marker-end="Extrémités_20_de_20_flèche_20_6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dcdcdc"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dcdcdc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loext:decorative="false"/>
      <style:paragraph-properties style:writing-mode="lr-tb"/>
    </style:style>
    <style:style style:name="gr11" style:family="graphic" style:parent-style-name="objectwithoutfill">
      <style:graphic-properties svg:stroke-color="#dcdcdc" draw:marker-end="Extrémités_20_de_20_flèche_20_1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color="#db287a" loext:opacity="100%" fo:font-size="16pt"/>
    </style:style>
    <style:style style:name="T1" style:family="text">
      <style:text-properties fo:color="#db287a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61cm" svg:height="1.375cm" svg:x="8.339cm" svg:y="15.875cm">
          <draw:image xlink:href="Pictures/10000001000001D7000000347856378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7.91cm" svg:x="4.628cm" svg:y="3.84cm">
          <draw:image xlink:href="Pictures/10000001000002790000012B8D2718F2.png" xlink:type="simple" xlink:show="embed" xlink:actuate="onLoad" draw:mime-type="image/png">
            <text:p/>
          </draw:image>
        </draw:frame>
        <draw:line draw:style-name="gr2" draw:text-style-name="P1" draw:layer="layout" svg:x1="21.375cm" svg:y1="7.875cm" svg:x2="24cm" svg:y2="7.875cm">
          <text:p/>
        </draw:line>
        <draw:line draw:style-name="gr2" draw:text-style-name="P1" draw:layer="layout" svg:x1="21.375cm" svg:y1="10.375cm" svg:x2="24cm" svg:y2="10.375cm">
          <text:p/>
        </draw:line>
        <draw:line draw:style-name="gr2" draw:text-style-name="P1" draw:layer="layout" svg:x1="21.375cm" svg:y1="5.125cm" svg:x2="24cm" svg:y2="5.125cm">
          <text:p/>
        </draw:line>
        <draw:line draw:style-name="gr2" draw:text-style-name="P1" draw:layer="layout" svg:x1="24cm" svg:y1="3.25cm" svg:x2="24.125cm" svg:y2="13.5cm">
          <text:p/>
        </draw:line>
        <draw:frame draw:style-name="gr1" draw:text-style-name="P1" draw:layer="layout" svg:width="8.175cm" svg:height="4.709cm" svg:x="20.95cm" svg:y="14.25cm">
          <draw:image xlink:href="Pictures/1000000100000135000000B20B288795.png" xlink:type="simple" xlink:show="embed" xlink:actuate="onLoad" draw:mime-type="image/png">
            <text:p/>
          </draw:image>
        </draw:frame>
        <draw:line draw:style-name="gr3" draw:text-style-name="P1" draw:layer="layout" svg:x1="7.5cm" svg:y1="15.075cm" svg:x2="20.5cm" svg:y2="14.95cm">
          <text:p/>
        </draw:line>
        <draw:line draw:style-name="gr3" draw:text-style-name="P1" draw:layer="layout" svg:x1="7.5cm" svg:y1="18.476cm" svg:x2="20.5cm" svg:y2="18.351cm">
          <text:p/>
        </draw:line>
        <draw:frame draw:style-name="gr4" draw:text-style-name="P1" draw:layer="layout" svg:width="6.249cm" svg:height="3.2cm" svg:x="1.5cm" svg:y="12.925cm">
          <draw:image xlink:href="Pictures/10000001000000F30000007907839471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3.068cm" svg:x="1.507cm" svg:y="16.457cm">
          <draw:image xlink:href="Pictures/10000001000000EC0000007444090494.png" xlink:type="simple" xlink:show="embed" xlink:actuate="onLoad" draw:mime-type="image/png">
            <text:p/>
          </draw:image>
        </draw:frame>
        <draw:line draw:style-name="gr5" draw:text-style-name="P1" draw:layer="layout" svg:x1="17.75cm" svg:y1="15.125cm" svg:x2="10.5cm" svg:y2="18.25cm">
          <text:p/>
        </draw:line>
        <draw:line draw:style-name="gr5" draw:text-style-name="P1" draw:layer="layout" svg:x1="17.875cm" svg:y1="18.25cm" svg:x2="10.5cm" svg:y2="15.25cm">
          <text:p/>
        </draw:line>
        <draw:line draw:style-name="gr2" draw:text-style-name="P1" draw:layer="layout" svg:x1="24.125cm" svg:y1="13.5cm" svg:x2="10.125cm" svg:y2="13.5cm">
          <text:p/>
        </draw:line>
        <draw:line draw:style-name="gr6" draw:text-style-name="P1" draw:layer="layout" svg:x1="10.175cm" svg:y1="13.425cm" svg:x2="10.25cm" svg:y2="18.5cm">
          <text:p/>
        </draw:line>
        <draw:line draw:style-name="gr7" draw:text-style-name="P1" draw:layer="layout" svg:x1="18.05cm" svg:y1="15cm" svg:x2="18.175cm" svg:y2="22.5cm">
          <text:p/>
        </draw:line>
        <draw:frame draw:style-name="gr1" draw:text-style-name="P1" draw:layer="layout" svg:width="4.074cm" svg:height="5.952cm" svg:x="17.426cm" svg:y="22.423cm">
          <draw:image xlink:href="Pictures/100000010000009A000000E1D41C4FF6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3.042cm" svg:x="23.294cm" svg:y="0.208cm">
          <draw:image xlink:href="Pictures/100000010000009F000000738C766CCE.png" xlink:type="simple" xlink:show="embed" xlink:actuate="onLoad" draw:mime-type="image/png">
            <text:p/>
          </draw:image>
        </draw:frame>
        <draw:line draw:style-name="gr2" draw:text-style-name="P1" draw:layer="layout" svg:x1="27.525cm" svg:y1="1.625cm" svg:x2="29.275cm" svg:y2="1.625cm">
          <text:p/>
        </draw:line>
        <draw:line draw:style-name="gr2" draw:text-style-name="P1" draw:layer="layout" svg:x1="29.25cm" svg:y1="1.625cm" svg:x2="29.375cm" svg:y2="21.5cm">
          <text:p/>
        </draw:line>
        <draw:line draw:style-name="gr2" draw:text-style-name="P1" draw:layer="layout" svg:x1="29.375cm" svg:y1="21.5cm" svg:x2="18.175cm" svg:y2="21.5cm">
          <text:p/>
        </draw:line>
        <draw:frame draw:style-name="gr1" draw:text-style-name="P1" draw:layer="layout" svg:width="6.323cm" svg:height="3.227cm" svg:x="1.477cm" svg:y="19.898cm">
          <draw:image xlink:href="Pictures/10000001000000EF0000007A4CAE27B4.png" xlink:type="simple" xlink:show="embed" xlink:actuate="onLoad" draw:mime-type="image/png">
            <text:p/>
          </draw:image>
        </draw:frame>
        <draw:frame draw:style-name="gr8" draw:text-style-name="P2" draw:layer="layout" svg:width="2.229cm" svg:height="0.962cm" svg:x="9.325cm" svg:y="13.975cm">
          <draw:text-box>
            <text:p>In pos</text:p>
          </draw:text-box>
        </draw:frame>
        <draw:frame draw:style-name="gr9" draw:text-style-name="P2" draw:layer="layout" svg:width="2.725cm" svg:height="0.962cm" svg:x="16.826cm" svg:y="18.475cm">
          <draw:text-box>
            <text:p>Out pos</text:p>
          </draw:text-box>
        </draw:frame>
        <draw:frame draw:style-name="gr1" draw:text-style-name="P1" draw:layer="layout" svg:width="6.296cm" svg:height="3.306cm" svg:x="1.504cm" svg:y="23.094cm">
          <draw:image xlink:href="Pictures/10000001000000EE0000007D4C50737B.png" xlink:type="simple" xlink:show="embed" xlink:actuate="onLoad" draw:mime-type="image/png">
            <text:p/>
          </draw:image>
        </draw:frame>
        <draw:frame draw:style-name="gr1" draw:text-style-name="P1" draw:layer="layout" svg:width="8.307cm" svg:height="3.121cm" svg:x="1.493cm" svg:y="26.35cm">
          <draw:image xlink:href="Pictures/100000010000013A00000076BB8FAD76.png" xlink:type="simple" xlink:show="embed" xlink:actuate="onLoad" draw:mime-type="image/png">
            <text:p/>
          </draw:image>
        </draw:frame>
        <draw:frame draw:style-name="gr10" draw:text-style-name="P2" draw:layer="layout" svg:width="3.664cm" svg:height="0.962cm" svg:x="16.275cm" svg:y="1.1cm">
          <draw:text-box>
            <text:p>Effect input</text:p>
          </draw:text-box>
        </draw:frame>
        <draw:line draw:style-name="gr11" draw:text-style-name="P1" draw:layer="layout" svg:x1="19.75cm" svg:y1="1.6cm" svg:x2="23.125cm" svg:y2="1.6cm">
          <text:p/>
        </draw:line>
        <draw:frame draw:style-name="gr1" draw:text-style-name="P1" draw:layer="layout" svg:width="1.269cm" svg:height="8.466cm" svg:x="0.125cm" svg:y="17.5cm">
          <draw:image xlink:href="Pictures/100000010000003000000140240C11BA.png" xlink:type="simple" xlink:show="embed" xlink:actuate="onLoad" draw:mime-type="image/png">
            <text:p/>
          </draw:image>
        </draw:frame>
        <draw:frame draw:style-name="gr12" draw:text-style-name="P4" draw:layer="layout" svg:width="1.251cm" svg:height="0.878cm" svg:x="21.625cm" svg:y="0.3cm">
          <draw:text-box>
            <text:p text:style-name="P3"><text:span text:style-name="T1">(A)</text:span></text:p>
          </draw:text-box>
        </draw:frame>
        <draw:frame draw:style-name="gr12" draw:text-style-name="P4" draw:layer="layout" svg:width="1.251cm" svg:height="0.878cm" svg:x="3.224cm" svg:y="4.675cm">
          <draw:text-box>
            <text:p text:style-name="P3"><text:span text:style-name="T1">(B)</text:span></text:p>
          </draw:text-box>
        </draw:frame>
        <draw:frame draw:style-name="gr12" draw:text-style-name="P4" draw:layer="layout" svg:width="1.281cm" svg:height="0.878cm" svg:x="3.225cm" svg:y="7.075cm">
          <draw:text-box>
            <text:p text:style-name="P3"><text:span text:style-name="T1">(C)</text:span></text:p>
          </draw:text-box>
        </draw:frame>
        <draw:frame draw:style-name="gr12" draw:text-style-name="P4" draw:layer="layout" svg:width="1.281cm" svg:height="0.878cm" svg:x="3.226cm" svg:y="9.775cm">
          <draw:text-box>
            <text:p text:style-name="P3"><text:span text:style-name="T1">(D)</text:span></text:p>
          </draw:text-box>
        </draw:frame>
        <draw:frame draw:style-name="gr12" draw:text-style-name="P4" draw:layer="layout" svg:width="1.251cm" svg:height="0.878cm" svg:x="12.827cm" svg:y="12.575cm">
          <draw:text-box>
            <text:p text:style-name="P3"><text:span text:style-name="T1">(E)</text:span></text:p>
          </draw:text-box>
        </draw:frame>
        <draw:frame draw:style-name="gr12" draw:text-style-name="P4" draw:layer="layout" svg:width="1.217cm" svg:height="0.878cm" svg:x="13.327cm" svg:y="17.275cm">
          <draw:text-box>
            <text:p text:style-name="P3"><text:span text:style-name="T1">(F)</text:span></text:p>
          </draw:text-box>
        </draw:frame>
        <draw:frame draw:style-name="gr12" draw:text-style-name="P4" draw:layer="layout" svg:width="1.311cm" svg:height="0.878cm" svg:x="0.128cm" svg:y="15.775cm">
          <draw:text-box>
            <text:p text:style-name="P3"><text:span text:style-name="T1">(G)</text:span></text:p>
          </draw:text-box>
        </draw:frame>
        <draw:frame draw:style-name="gr12" draw:text-style-name="P4" draw:layer="layout" svg:width="1.281cm" svg:height="0.878cm" svg:x="8.128cm" svg:y="23.175cm">
          <draw:text-box>
            <text:p text:style-name="P3"><text:span text:style-name="T1">(H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 Semi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20.546661123</meta:creation-date>
    <dc:date>2024-03-23T14:19:34.946538332</dc:date>
    <meta:editing-duration>PT43M59S</meta:editing-duration>
    <meta:editing-cycles>2</meta:editing-cycles>
    <meta:generator>LibreOffice/7.6.4.1$Linux_X86_64 LibreOffice_project/60$Build-1</meta:generator>
    <meta:document-statistic meta:object-count="37"/>
  </office:meta>
</office:document-meta>
</file>